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1.3097in"/>
    </style:style>
    <style:style style:name="Table1.C" style:family="table-column">
      <style:table-column-properties style:column-width="1.6389in"/>
    </style:style>
    <style:style style:name="Table1.D" style:family="table-column">
      <style:table-column-properties style:column-width="2.684in"/>
    </style:style>
    <style:style style:name="Table1.E" style:family="table-column">
      <style:table-column-properties style:column-width="0.6153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3">
      <style:text-properties style:font-name="Liberation Serif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 fo:font-weight="bold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  <style:text-properties style:font-name="Liberation Serif"/>
    </style:style>
    <style:style style:name="P6" style:family="paragraph" style:parent-style-name="Table_20_Contents">
      <style:paragraph-properties fo:margin-top="0in" fo:margin-bottom="0.0972in" style:contextual-spacing="false" fo:line-height="114%"/>
      <style:text-properties style:font-name="Liberation Serif"/>
    </style:style>
    <style:style style:name="P7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2pt" style:font-size-asian="2pt" style:font-size-complex="2pt"/>
    </style:style>
    <style:style style:name="P9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/>
    </style:style>
    <style:style style:name="P10" style:family="paragraph" style:parent-style-name="Table_20_Contents">
      <style:text-properties style:font-name="Liberation Serif" fo:font-size="2pt" style:font-size-asian="2pt" style:font-size-complex="2pt"/>
    </style:style>
    <style:style style:name="P11" style:family="paragraph" style:parent-style-name="Standard"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4cce8"/>
    </style:style>
    <style:style style:name="T3" style:family="text">
      <style:text-properties style:font-family-asian="'Google Sans Text', sans-serif" style:font-family-complex="'Google Sans Text', sans-serif"/>
    </style:style>
    <style:style style:name="T4" style:family="text">
      <style:text-properties officeooo:rsid="0014cce8" style:font-family-asian="'Google Sans Text', sans-serif" style:font-family-complex="'Google Sans Text', sans-serif"/>
    </style:style>
    <style:style style:name="T5" style:family="text">
      <style:text-properties style:font-name="Liberation Serif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est Scenario 02: Core Logic &amp; Database Integrity</text:h>
      <text:p text:style-name="P2">Description: Testing CRUD operations, Transactions, M:N relationships, and Data Types.</text:p>
      <text:p text:style-name="P2">Prerequisites: App is running, DB is connect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<text:span text:style-name="Strong_20_Emphasis"><text:span text:style-name="T1">Step</text:span></text:span></text:p>
            </table:table-cell>
            <table:table-cell table:style-name="Table1.A1" office:value-type="string">
              <text:p text:style-name="P3"><text:span text:style-name="Strong_20_Emphasis"><text:span text:style-name="T1">Requirement Tested</text:span></text:span></text:p>
            </table:table-cell>
            <table:table-cell table:style-name="Table1.A1" office:value-type="string">
              <text:p text:style-name="P3"><text:span text:style-name="Strong_20_Emphasis"><text:span text:style-name="T1">Action / Input</text:span></text:span></text:p>
            </table:table-cell>
            <table:table-cell table:style-name="Table1.A1" office:value-type="string">
              <text:p text:style-name="P3"><text:span text:style-name="Strong_20_Emphasis"><text:span text:style-name="T1">Expected Result</text:span></text:span></text:p>
            </table:table-cell>
            <table:table-cell table:style-name="Table1.A1" office:value-type="string">
              <text:p text:style-name="P3"><text:span text:style-name="Strong_20_Emphasis"><text:span text:style-name="T1">Status</text:span></text:span></text:p>
            </table:table-cell>
          </table:table-row>
        </table:table-header-rows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Transaction (Multi-table Insert)</text:p>
          </table:table-cell>
          <table:table-cell table:style-name="Table1.A1" office:value-type="string">
            <text:p text:style-name="P5">Go to "Heroes" tab. Click "New Hero".</text:p>
            <text:p text:style-name="P6"/>
            <text:p text:style-name="P7"><text:span text:style-name="T1">Name: </text:span><text:span text:style-name="Source_20_Text"><text:span text:style-name="T2">Parek</text:span></text:span></text:p>
            <text:p text:style-name="P6"/>
            <text:p text:style-name="P7"><text:span text:style-name="T1">Level: </text:span><text:span text:style-name="Source_20_Text"><text:span text:style-name="T2">5</text:span></text:span></text:p>
            <text:p text:style-name="P6"/>
            <text:p text:style-name="P7"><text:span text:style-name="T1">Gold: </text:span><text:span text:style-name="Source_20_Text"><text:span text:style-name="T2">169.420</text:span></text:span></text:p>
            <text:p text:style-name="P6"/>
            <text:p text:style-name="P5">Starter Item: Select any item.<text:span text:style-name="T3"> </text:span><text:span text:style-name="T4">(From the dropdown)</text:span></text:p>
          </table:table-cell>
          <table:table-cell table:style-name="Table1.A1" office:value-type="string">
            <text:p text:style-name="P7"><text:span text:style-name="T5">Success.</text:span><text:span text:style-name="T1"> The App creates the Hero in the </text:span><text:span text:style-name="Source_20_Text"><text:span text:style-name="T1">heroes</text:span></text:span><text:span text:style-name="T1"> table AND simultaneously inserts a record into the </text:span><text:span text:style-name="Source_20_Text"><text:span text:style-name="T1">inventory</text:span></text:span><text:span text:style-name="T1"> table. If one fails, neither is created.</text:span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Data Types (Float, String, Int)</text:p>
          </table:table-cell>
          <table:table-cell table:style-name="Table1.A1" office:value-type="string">
            <text:p text:style-name="P9">Check the hero created in Step 1 in the table.</text:p>
          </table:table-cell>
          <table:table-cell table:style-name="Table1.A1" office:value-type="string">
            <text:p text:style-name="P9">Name is Text, Level is Integer, Gold is Float. Data is displayed correctly.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M:N Relationship</text:p>
          </table:table-cell>
          <table:table-cell table:style-name="Table1.A1" office:value-type="string">
            <text:p text:style-name="P7"><text:span text:style-name="T1">Click "Manage Inventory" for </text:span><text:span text:style-name="Source_20_Text"><text:span text:style-name="T2">Parek</text:span></text:span><text:span text:style-name="T1">.</text:span></text:p>
          </table:table-cell>
          <table:table-cell table:style-name="Table1.A1" office:value-type="string">
            <text:p text:style-name="P7"><text:span text:style-name="T1">A window opens showing the item selected in Step 1. This proves the link between Hero and Item via the </text:span><text:span text:style-name="Source_20_Text"><text:span text:style-name="T1">inventory</text:span></text:span><text:span text:style-name="T1"> table.</text:span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Data Types (Enum)</text:p>
          </table:table-cell>
          <table:table-cell table:style-name="Table1.A1" office:value-type="string">
            <text:p text:style-name="P5">Go to "Items DB". Click "New Item".</text:p>
            <text:p text:style-name="P6"/>
            <text:p text:style-name="P7"><text:span text:style-name="T1">Name: </text:span><text:span text:style-name="Source_20_Text"><text:span text:style-name="T2">Big Stick</text:span></text:span></text:p>
            <text:p text:style-name="P6"/>
            <text:p text:style-name="P7"><text:span text:style-name="T1">Rarity: </text:span><text:span text:style-name="Source_20_Text"><text:span text:style-name="T1">Legendary</text:span></text:span><text:span text:style-name="T1"> (Enum)</text:span></text:p>
            <text:p text:style-name="P6"/>
            <text:p text:style-name="P7"><text:span text:style-name="T1">Value: </text:span><text:span text:style-name="Source_20_Text"><text:span text:style-name="T2">999</text:span></text:span><text:span text:style-name="T1">.</text:span></text:p>
          </table:table-cell>
          <table:table-cell table:style-name="Table1.A1" office:value-type="string">
            <text:p text:style-name="P9">Item is saved. The database correctly stores the ENUM value 'Legendary'.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Update Multi-table info</text:p>
          </table:table-cell>
          <table:table-cell table:style-name="Table1.A1" office:value-type="string">
            <text:p text:style-name="P7"><text:span text:style-name="T1">Select </text:span><text:span text:style-name="Source_20_Text"><text:span text:style-name="T2">Parek</text:span></text:span><text:span text:style-name="T1">. Click "Edit Stats". Change Level to </text:span><text:span text:style-name="Source_20_Text"><text:span text:style-name="T1">6</text:span></text:span><text:span text:style-name="T1"> and Gold to </text:span><text:soft-page-break/><text:span text:style-name="Source_20_Text"><text:span text:style-name="T1">200.0</text:span></text:span><text:span text:style-name="T1">. Save.</text:span></text:p>
          </table:table-cell>
          <table:table-cell table:style-name="Table1.A1" office:value-type="string">
            <text:p text:style-name="P9">Table updates immediately. Database reflects the changes.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Delete (Cascade)</text:p>
          </table:table-cell>
          <table:table-cell table:style-name="Table1.A1" office:value-type="string">
            <text:p text:style-name="P7"><text:span text:style-name="T1">Select </text:span><text:span text:style-name="Source_20_Text"><text:span text:style-name="T2">Parek :(</text:span></text:span><text:span text:style-name="T1">. Click "Delete Hero". Confirm.</text:span></text:p>
          </table:table-cell>
          <table:table-cell table:style-name="Table1.A1" office:value-type="string">
            <text:p text:style-name="P9">Hero is removed. The application (or DB constraint) automatically removes his related inventory items (Multi-table cleanup).</text:p>
          </table:table-cell>
          <table:table-cell table:style-name="Table1.A1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4:56:56.230860900</meta:creation-date>
    <dc:date>2026-01-04T18:16:12.109048500</dc:date>
    <meta:editing-duration>PT7M</meta:editing-duration>
    <meta:editing-cycles>2</meta:editing-cycles>
    <meta:generator>LibreOffice/25.2.7.2$Windows_X86_64 LibreOffice_project/5cbfd1ab6520636bb5f7b99185aa69bd7456825d</meta:generator>
    <meta:document-statistic meta:table-count="1" meta:image-count="0" meta:object-count="0" meta:page-count="2" meta:paragraph-count="39" meta:word-count="224" meta:character-count="1383" meta:non-whitespace-character-count="1198"/>
  </office:meta>
</office:document-meta>
</file>